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rac>
          <mrow>
            <mi>h</mi>
            <mo stretchy="false">ν</mo>
          </mrow>
          <mrow>
            <mi>exp</mi>
            <mrow>
              <mfenced open="(" close=")">
                <mrow>
                  <mfrac>
                    <mrow>
                      <mi>h</mi>
                      <mo stretchy="false">ν</mo>
                    </mrow>
                    <mrow>
                      <msub>
                        <mi>k</mi>
                        <mtext>B</mtext>
                      </msub>
                      <mi>T</mi>
                    </mrow>
                  </mfrac>
                </mrow>
              </mfenced>
              <mo stretchy="false">−</mo>
              <mn>1</mn>
            </mrow>
          </mrow>
        </mfrac>
        <mo stretchy="false">≈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text>B</mtext>
                      </msub>
                      <mi>T</mi>
                    </mrow>
                    <mi/>
                    <mtext>für</mtext>
                    <mi>h</mi>
                    <mrow>
                      <mo stretchy="false">ν</mo>
                      <mo stretchy="false">≪</mo>
                      <msub>
                        <mi>k</mi>
                        <mtext>B</mtext>
                      </msub>
                    </mrow>
                    <mi>T</mi>
                  </mrow>
                </mtd>
              </mtr>
              <mtr>
                <mtd>
                  <mrow>
                    <mi>h</mi>
                    <mo stretchy="false">ν</mo>
                    <mi>exp</mi>
                    <mfenced open="(" close=")">
                      <mrow>
                        <mrow>
                          <mo stretchy="false">−</mo>
                          <mrow>
                            <mfrac>
                              <mrow>
                                <mi>h</mi>
                                <mo stretchy="false">ν</mo>
                              </mrow>
                              <mrow>
                                <msub>
                                  <mi>k</mi>
                                  <mtext>B</mtext>
                                </msub>
                                <mi>T</mi>
                              </mrow>
                            </mfrac>
                          </mrow>
                        </mrow>
                      </mrow>
                    </mfenced>
                    <mi/>
                    <mtext>für</mtext>
                    <mi>h</mi>
                    <mrow>
                      <mo stretchy="false">ν</mo>
                      <mo stretchy="false">≫</mo>
                      <msub>
                        <mi>k</mi>
                        <mtext>B</mtext>
                      </msub>
                    </mrow>
                    <mi>T</mi>
                  </mrow>
                </mtd>
              </mtr>
            </mtable>
          </mrow>
        </mrow>
      </mrow>
    </mrow>
    <annotation encoding="StarMath 5.0">{h %inu} over {exp left ( {h %inu} over {k_"B" T} right) -1 }  approx left lbrace binom{alignl {k_"B" T} ~~~~~~~~~~~~~~~`` "für" h %inu &lt;&lt; k_"B" T }{alignl h %inu exp left ( - {{h %inu } over {k_"B" T}}  right ) ~~~`` "für" h %inu &gt;&gt; k_"B" T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